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officeooo:paragraph-rsid="001f2f61"/>
    </style:style>
    <style:style style:name="T1" style:family="text">
      <style:text-properties officeooo:rsid="001f4581"/>
    </style:style>
    <style:style style:name="T2" style:family="text">
      <style:text-properties fo:font-variant="normal" fo:text-transform="none" fo:color="#222222" style:font-name="Arial" fo:font-size="10pt" fo:letter-spacing="normal" fo:font-style="normal" fo:font-weight="normal" officeooo:rsid="00141043" style:font-size-asian="10pt" style:font-size-complex="10pt"/>
    </style:style>
    <style:style style:name="T3" style:family="text">
      <style:text-properties fo:font-variant="normal" fo:text-transform="none" fo:color="#222222" style:font-name="Arial" fo:font-size="10pt" fo:letter-spacing="normal" fo:font-style="normal" fo:font-weight="normal" officeooo:rsid="001f4581"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Duren et Martha's se baladent tranquillement dans un marché quand tout d'un coup Duren remarqua qu'un vase d'un stand bougé tout seul et il remarqua un clochard en capuche faire des signes de mains étranges et de la magie sans dégager. Duren avança vers l'homme encapuchonné et lui attrapa la main et l'emmène dans une </text:span><text:span text:style-name="T3">r</text:span><text:span text:style-name="T2">uel</text:span><text:span text:style-name="T3">le</text:span><text:span text:style-name="T2"> sombr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7T14:21:49.761000000</meta:creation-date>
    <dc:date>2021-05-07T14:24:49.224000000</dc:date>
    <meta:editing-duration>PT2M58S</meta:editing-duration>
    <meta:editing-cycles>2</meta:editing-cycles>
    <meta:generator>LibreOffice/6.4.4.2$Windows_X86_64 LibreOffice_project/3d775be2011f3886db32dfd395a6a6d1ca2630ff</meta:generator>
    <meta:document-statistic meta:table-count="0" meta:image-count="0" meta:object-count="0" meta:page-count="1" meta:paragraph-count="1" meta:word-count="57" meta:character-count="332" meta:non-whitespace-character-count="276"/>
  </office:meta>
</office:document-meta>
</file>